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-start text:name="__DdeLink__1558_3254812529"/>&gt;D.alata-IgB10-178-Male_Contig9166</text:p>
      <text:p text:style-name="Preformatted_20_Text">ACAAAACAAAACAAAACAGAAACTCAGCGAACAACTGCAGTTAGCTGTCTTGTTAATATGGCGTTCCATTATCGCACAGGAGCCCAAGTTTTGTTGTCCTCCCTAAATTCTGATGAACAGGCTAAGGTGTTAAAAAGCGCGGTAACAGCATTGAAGGATTATGAATCACACAATTTAAATGTCAGCCCATACTGCATGTCAGATAAGGCTAGACAATTGTTAGATGATTCTGGTGTCCCTCTCTCCTCTACCCCTTTTATTTCACACTCTCACCCTGTCTGCAAGACATTGGAGAATCATTTGCTTTTCAATATTCTACCTAACTATATTAAGGATAACTCTTTTGTAATTATTAGTATGAAGCAGTCTAAATTTTCACTCTTTTCCTCTAGAAATAAATTACCTTTTCTTGAATTAGTTAATAGATATGTTACAGTTAAGGATGTGGTTAGATATAGTAATGATTTCGTTGTTCATAGTAGCAAAGAAGGTTTTAATTACAAAGGTGGTGATAGTTTTTTAAGCCTCAACTCTTTGATACCTGTCCTGAAAAAAAAAGTTGAATTGAATCCAGAGGAAAGAAAAAAAGCTCTAAACATCTTCATGCATGATGAACTACATTATTGGAATTTTCATGAGCTCTCCAGCTTTCTTGATCTGTATAAACCAAATGTCATAATGGGCACCCATGTTTTTCCAAAGGAAATAATGAAAGGATTCACCAAATCAGTCAATCCAACTGTCTATGAATTTGAAATTGATGGTGAAAATTTTCATTTTTTTCCAGATGGAAAAAAAAGTGAAAGTTACACACAAAAGGTGTCTTCTCAATTTCTATTAAGGACCAGGAAAATAATAACGAAAGGGGGTCAAATTTACACAGTCTCTGTTCCTTACACTTTATTTGCACACTCTATAATTATAATCAAGAGAGGTGATTTTGAAACTGAACATGTGCGTTACTTTGATCAAAGTGAGTGTGTAGATCTAGCTGACATTTGCAAATTTGGAACAAATTTTTCAAAAGAGACAGCTATATCAAAAGAAATGTTGGTAAACATGATATCATATCTCAAAAGTTTAAAGAAACCTGATGTTCAATCTGCTATTGCAAAATTGAGAATGTTTAAGGATGATATATCAGGTGAAGAAATCCAATTTGTCACTGAATTTACCACCATGCTAATCAAGAATCATGAATCCAACAAGCTCATAACAAATGATTGGTTAAACAACAAAATTGCTGATCTCTTGGAATTTGCACCTCCTGGTTTGAGGAAATTTTTCAAATGTTACAAACAAAGCAAGTTGGCTGATTTATTGAATAATTTGGGCAAAGTTGTTGTTAAGATCAATACCGTCATCTTGGATAAAGAGTTCAGAAAAGAAGAAAAAAATTTGACAGAGCTACTTGAAAGAAGAAAAATCAATCATGCTGACAAATTGACATTGATGAATAGAGAAGGAACAAAGTACATAATGAAATCCAAGAGTGAATGGAATAAGACAATGCTTACTGGTTTAAATAGAAAACAAAGAATTGAAAGAAAGGAAAGGTTTCTGGCATCAGCAAATACTTCAATTGATGAAGCATGTAAGCATTTAATAAATGGATTTGTCTGTCCTGGTTTTGATCCAAAGAATAGTTCAAATGGGACATTGTGTGACTTGACCAATGAGGGGCTTATGCTTCTAGCAGAACAAATCAGTATGAAAAAAGAGAAGGGCTGTCATTACTACTTGACTGATGCTAGCTGTGCACGCGCCACTCCTTTTTCTTTTAAAACAAATAAAAAGATTAGAGAAAAAGAGGAAAAAGAAAGGAAAAAAGAAAAATTTGAATGTGATCAGGACACATATATTGAAATTGATGAAGTGGGGATTATTGAAAGAATTTGTGAAAAAGAAAAGTACAGGAAATTTCTTGAGCTTAAAAAGAAGAAAGAAAAAGAAGAGGAATTGTCTTCTGAGGAAAATGAAGAAGAAAAAGAAGGAGAGAACGAAAATGAAGAAGGAAAAGAACTTCTGCTTCCAGTCATTGATGAAAGTGGTGATTGCATTTTAAATGAAAAAGAAGTTGAGAAAGAAGAGGAAATAAATGTAGAAGAAAACAATTTAAACTTCATTGAAATCGGGCCAATCAAAAAATTCAAATTTGTGGAGTTTGATGAAGGTGACATTGATTATGTTCCCCTGGACAAATTTAATAAAATCAATGTACCTGGAGATGGTAACTGCTTGTTTCACTGTGTGGCGGTAAAAAGTGGATTTTCAGTTGAACAAATCAAAAAGTTAATTAGAAATTCTTTTGATGACATGGGGCTTGATGATGCTTTGAGAGACATGCTAACTAGGGAGTTAAATGTTGAAGAATTACCCGGCTCTGTGTCAATTGGTGCTATCTCTTTCGTTCTTGATATTGGTATACAGGTGATAGAATATGAAAAAGGAAAAATGGGCTGCACCTTCATTAATGACCCACCTTACATCACTTTAATGCTTGAAGATAGTCACTTTCAAATTCTTGAGATCAAAAATTCATGCGTCATAAAATGTATTTCAAAAATAGTTAAAAAGCCATGTTTCTATGTAATGAAAAGAGTGTACAATTCATGCAGGCACATATATCATGAACTTCAAGAGGGACATGGTTTGGATATAACTTTTCTTGGTGAATTGTTTGATCGTCTCAGTTTACATGTTAAAGTTCATATTGAAGGTGAAGTCTTTGAGTTTGGAAGTGTGGGTCCCTTGGCAGAGGTGATCATTGAAAATAACCATATGAGCCTACTTGACAAACCTGTTTATGCTGATGGTTCTTTCTCATCAAAATGCGAAAGAAATGTATATGTTCCAACAGACAAACTGAAGAGTTTAACCATACTGAATAGAAGACATATCATACCATCTGAAGCAAGAGTGACAAGAATTTTTGATAGCTTCAAAAATGGTTACACTGGAGTAATTGCCTCAGAAATCTTTGAAAAAAAAAAAATAGAGTTTGATTATTCTGAAAGGCTCGTTAGTTTTCATGTTGGGATCTTTGGTTCAGGAAAATCAAGAAACTTTGTCAATTTCTGTCAAGCAAATCAAGGTTATTCAATTCTTGTCGTCTCGCCAAGGAAGGAACTTGCAAATGATTTATCAGCAAAAATGAAACTTTCAAAAAAAACATCAATCAAAATTTGCACGTTTGAAATAGCGTTAAGTTTCATGCCTTGGAATGGAAATTTGATCATCATTGATGAATTACAATTGTGTCCTCCAGGATATCTTGATTTGATCCTTTCCATGTCAAACAAAGGTACAAATTTTATAGCAACTGGTGATCCCTGTCAAGCTTCTTATGATTGTGAGGATGATAGGAGCATTTTTGATGAAGTTCCCACTGATTTTGCATATCATATGATGGGGGAACCTTACAATTACAATGCCACATCACATCGTTTCATAAACACAAATTTAATTGGGAGATTGCCGGCCAACTTGAAATTTTCGGAAAGGAAAAATGAATGCTGGTTATCTGAGTTCAACATTGAGAATGTGAAAATGAGCGAAACTGATGCTATTTTGGTTTCATCTTTTGGAGAATTGAGTTATTATAAGAAAATGTTCAAAGGCAAAAGAGTTATGACATTTGGGCAATCAACAGGATTAACATTTAATTTTGTCACGATAGTTGTTTCAAGAACATCCCTTTCTGCAGATGAGAAAAGATGGCTAGTAGCCTTGACAAGGAGTAGAGAAATTTTGCTCTTCTTTTTTGAGGAAACACTTTCACCAGAAACCATAGTTGAAATTGATCCAGATCACCTTCTCTCCCTTTTCTACACAGAACGAGCAAGTGTGGACACCTTATTTGAAAAGGAATTTCTTAACAACAATGCAAAAATCGTCAACAGCTTTAAAATAGGATCTGATGAGGTTGATAGGGAGGAAAGAATGCAGGGTGACCCTTGGCTAAAAAGCATGATTGATCTTGCACAGAGAACTTTTGATTCAGAGGAAGAGATGATAGAGGCTGATATAAAAGAAAATTTTGGAAAGGTGCATGTTCCAATTGAAGAAAAAGAGGTGTATAGATCCAAGATTGTAGATCTGTTCACACCAAAGGAAAGAAGAGAAATGCGTATTAAAAATATGCAAAGTCAGCAATTTTCTGATAGAGAGGAGCCACGAAACAAAAATTTAATAACAAACCAAGCTCAAAAATACGAAAGCATTTATCCAAGACATAAAAATTCTGACACTGTGACTTTTCTCATGGCAGTAAAGAAAAGGTTGACTTTTTCGCAACCAAGAAAGGAAATGCAACGGTTCTTAATGAACAAACGCAAAGGCGAGGAAATGGCTGACGCTTTTGAAAGATTCATCCCCATCAAATGCAAATTTTCAAAAGAAATTTTTCTTGCTGCGAAAAATGAATTTGAGGTTAAAAAACTGGAAAAAAGTAGAGCAACCATTGAAAATCACTCACAAAGATCAAGTAGAGATTGGAAGATTGATGAAGCTCTTATTTTCATGAAAAGTCAACTGTGCACGAAATTTGAGAAAAGATTTGTTGATGCAAAAGCTGGTCAAACGTTGGCATGTTTCTCACACATAGTGTTGTGTAGATTTGCACCATTCGTAAGATACATGGAAAAAATCATAAATGAAAGAATGCCGAAAAACTTCTACATTCACAATGGAAAAAATTTTGAAGAGCTCAATGACTACGTTAAGGAACATACTTTTGAAGGTAGATGCATTGAATCTGATTATGAAGCTTTTGACGCTTCACAAGATAGTCAAATTTTGGCATTTGAAGTGGC<text:soft-page-break/>GATCATGAAAAGAATGAATATGCCTCAGGAATTTATAGATGATTACATTTGGCTGAAATGTAACCTTAGAAACAAGTTGGGCAACATGGCTATAATGAGATTCACTGGTGAAGCAGCAACCTTTTTGTTCAACACTATGGCAAATATAGTTTTCACCATTATGGCTTATGATTTAAAAGGTGATGAGTGCATATTGTTTGCCGGTGATGACATGTGCATGAACACAGTCAGACACAGCAGCAACAAATACACGCATCTTCTAAAAGGAATGAAATTGAAAGCCAAAGTTGGGATCACTGCTGAGCCAACTTTTTGTGGTTGGAGGTTAACTAAATATGGCATTTATAAAAGGCCACAATTGATTCTGGAGCGCTTCATGATAGCCATTGAAAACGGGAACCTGGAAAATTGTATTGATAATTATGCAATAGAATGTTCCTATGCCTATAAATTAGGTGACCGGCTGGTGTCAATGTTTTCTGAAGAAGAAAGTTGTGCGCATTACTTGCTTGTTAGACTCATCATTAAAAAGAAGAAACTGCTGAAATGTTCAATTCGCGACTTATTCAAAAGTTTTGATGAACAGATCAGTGGAAAAATTAAAGCAGGTAATTGAGGACTTTGGCTTTGTTGCAACAGGAATTCCAATTGAAAATCAAATTGTTATTCATGGAGTAGCTGGTTGTGGAAAGAGCACTTTTGTTAAAAAACTGACTGAAGATTCAATTTTTAACGTTGTCAACCCCATTTCAAAAGAAAAGTTTGATTTGTCTGGAAAATACATCAAAAAGGAAGTTCAAACTTTTGATGACAAGATAAATGTGCTTGACGAATATCTTGCTGTGAGTGACTTTCAGAAGTTTCAAATTTTACTTGCAGATCCTTTCCAATACTCAGTCAAGCCTTTGGCTGCAAACTACGTGAAGAAGTTGAGTCACAGATACAAAAGGGAACTTGTTCCAATACTCAAGAAAATTGGCATTGAAGTGGAAGCTGAATTGAGTGGACTCGAGATAATTTTTGGATCAGCTTATGAACTAGAACCTGAAGGAAAAGTCATAGCCCTGGAGGAAGAGGTCATTGATTACATACAACAGCATTCTATTGAGGTATTTCACCCTAGTTGTGTACAAGGACTTGAGTTTGACGTAGTGACCTTTTATCACAACAAAGAATTTTCAGAGCTTGAGAGGTCTTTACTTTACATTGCTCTGACTAGGGTAAAGTCAAAATTGAAAATACTCAATTTTAATTGATGGCATTGTCGAGGCCTCCAGATTACACAAAAGCATTAGTTGTTGGAATCGCTGCAATTGGAACCGCCTTCATAATTCACTCAATTAGAAAAAGTGAGTTGCCACACGTTGGTGATAATATACATCATTTACCTTACGGTGGAACTTATTGTGACGGAACAAAGAGAATTAATTACGGGGGCAATTATAACAAGAATTCAACTTCACATATCCCCTTTCTGTTGGTTTTGATCTTGAGTGCTCTAATTTATGGGCTTTCCAAACGCGATACTGTATCTGTTGGTGTTCATCGTTGCAACTCTGGCTGTTACATACATACTAGAAATACTAGATAATAGAGGTAATAATGTGTGTTATATAGAAGTTAATGGCAATAAAGCTCTTATGAGAGGTTGTGAAATAAGTGAGAGTCTTGCTTTTGTAATTAAAGAGTTGAAACCAGTTAAACATAGTTGCTAAATAGTGCTTAGGTTATAACTGGTAATTGATTAGTAAGTTTGCTTGGTTAAGAACTTTTCTGTAATTTAGCTTCAAATAAGATGGCTGCTCCCATGCATTCAGAGAAACAAGAATCAAAAAATGACTTTGATGCTTTTGCACTAAAACTTAAAAAGAGAATTGAAAAGAAAGAATTCAATAGTTCCTCGATGGTTTCTCAACCAACTATAGAGCAGATGGTGAAATTCAACTTTACCAATGTTCGTCTGGACATTGCAAGCAAAGCTGAATTAGAATGGATAGCGGATAGTTGGAATGAAAGATTGGATTTGCCAAAGGAAATGAACTTTGAAACTGCTCTGGAAATAGCAGAAATTTGTAGACATAATGGATCCAGTTCTGACATCACTTTTAAAGGGCGATCAAAATCTGGAAAAGAATTCTCATCATTGATTGGAGCCATTAGAGAAATATGTCCTTTACGTCAGTTCTGCAGAGCGTATGCAAATTTAATTTGGGAAAAATCTTTGGCAGAAAGAAATCCACCACAAAATTGGCAGAAGAAAGGTTTCAAGGAACACGTAAAATATGCAGCATTTGACTTTCTGGATGCAGTTGGATCAGATGCAGCAATCATGCCACCAACTGGAATATCAAGATTGCCAACTGATGAGGAAATTAATGCAAATTTGGCTGCAAAAAATATTGCTGTTGTCAATTCTGCCAGGAAAAAGGGCAACAACACTGTGCAAAACTTAGAAATTACTGGTGGGAGAGCTGGTGTTAAACCTGAACTTATGAGTCTCAGGTTAAATAATTAAATAATTTTAAAATTCCAAATGCTTGCAAATAAAGTCTAAATAATATATAAGTTTGTAAGG<text:bookmark-end text:name="__DdeLink__1558_32548125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6:21:51.253492339</dc:date>
    <meta:editing-duration>PT20S</meta:editing-duration>
    <meta:editing-cycles>1</meta:editing-cycles>
    <meta:document-statistic meta:table-count="0" meta:image-count="0" meta:object-count="0" meta:page-count="2" meta:paragraph-count="2" meta:word-count="2" meta:character-count="7425" meta:non-whitespace-character-count="7423"/>
    <meta:generator>LibreOffice/6.1.4.2$Linux_X86_64 LibreOffice_project/10$Build-2</meta:generator>
  </office:meta>
</office:document-meta>
</file>